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7.56708333333333cm" style:use-optimal-column-width="true"/>
    </style:style>
    <style:style style:name="co5" style:family="table-column">
      <style:table-column-properties fo:break-before="auto" style:column-width="12.8587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1_MAIN_BO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6"/>
        <table:table-column table:style-name="co10" table:number-columns-repeated="101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OC_REICHELT</text:p>
          </table:table-cell>
          <table:table-cell office:value-type="string" table:style-name="ce3">
            <text:p>OC_FARNELL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PRICE_SUM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1,00K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2]*[.A2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10,0K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3]*[.A3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0" table:style-name="ce8">
            <text:p>270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3, R4, R8, R9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270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12" table:formula="of:=[.I4]*[.A4]" table:style-name="ce6">
            <text:p>0,12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1,00M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5]*[.A5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1, C4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X7R-G0805 10N</text:p>
          </table:table-cell>
          <table:table-cell table:style-name="ce5"/>
          <table:table-cell office:value-type="currency" office:value="0.01" table:style-name="ce6">
            <text:p>0,01 €</text:p>
          </table:table-cell>
          <table:table-cell office:value-type="currency" office:value="0.03" table:formula="of:=[.I6]*[.A6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2, C5, C7, C8, C15, C16, C17, C18, C19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X7R-G0805 100N</text:p>
          </table:table-cell>
          <table:table-cell table:style-name="ce5"/>
          <table:table-cell office:value-type="currency" office:value="0.03" table:style-name="ce7">
            <text:p>0,03 €</text:p>
          </table:table-cell>
          <table:table-cell office:value-type="currency" office:value="0.27" table:formula="of:=[.I7]*[.A7]" table:style-name="ce6">
            <text:p>0,27 €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µ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9, C10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X7R-G0805 1,0/25</text:p>
          </table:table-cell>
          <table:table-cell table:style-name="ce5"/>
          <table:table-cell office:value-type="currency" office:value="0.04" table:style-name="ce6">
            <text:p>0,04 €</text:p>
          </table:table-cell>
          <table:table-cell office:value-type="currency" office:value="0.08" table:formula="of:=[.I8]*[.A8]" table:style-name="ce6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µ7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Y5V 0805 DC 4,7U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9]*[.A9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µ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3, C13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KEM X5R0805 10U</text:p>
          </table:table-cell>
          <table:table-cell table:style-name="ce5"/>
          <table:table-cell office:value-type="currency" office:value="0.04" table:style-name="ce6">
            <text:p>0,04 €</text:p>
          </table:table-cell>
          <table:table-cell office:value-type="currency" office:value="0.08" table:formula="of:=[.I10]*[.A10]" table:style-name="ce6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E-CBF_0805</text:p>
          </table:table-cell>
          <table:table-cell office:value-type="string" table:style-name="ce1">
            <text:p>WE-CBF_0805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L10</text:p>
          </table:table-cell>
          <table:table-cell office:value-type="string" table:style-name="ce1">
            <text:p>SMD EMI Suppression Ferrite Beads WE-CBF</text:p>
          </table:table-cell>
          <table:table-cell office:value-type="string" table:style-name="ce5">
            <text:p>BLM21PG 300</text:p>
          </table:table-cell>
          <table:table-cell table:style-name="ce5"/>
          <table:table-cell office:value-type="currency" office:value="0.04" table:style-name="ce6">
            <text:p>0,04 €</text:p>
          </table:table-cell>
          <table:table-cell office:value-type="currency" office:value="0.04" table:formula="of:=[.I11]*[.A11]" table:style-name="ce6">
            <text:p>0,0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BLC6-2</text:p>
          </table:table-cell>
          <table:table-cell office:value-type="string" table:style-name="ce1">
            <text:p>WE-TVS_82400102</text:p>
          </table:table-cell>
          <table:table-cell office:value-type="string" table:style-name="ce1">
            <text:p>WE-TVS_SOT23-6L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VS Diode Array WE-TVS, High Speed Series</text:p>
          </table:table-cell>
          <table:table-cell table:style-name="ce5"/>
          <table:table-cell office:value-type="float" office:value="1295310" table:style-name="ce5">
            <text:p>1295310</text:p>
          </table:table-cell>
          <table:table-cell office:value-type="currency" office:value="0.28000000000000003" table:style-name="ce6">
            <text:p>0,28 €</text:p>
          </table:table-cell>
          <table:table-cell office:value-type="currency" office:value="0.28000000000000003" table:formula="of:=[.I12]*[.A12]" table:style-name="ce6">
            <text:p>0,2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WR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1</text:p>
          </table:table-cell>
          <table:table-cell office:value-type="string" table:style-name="ce1">
            <text:p>LED gn</text:p>
          </table:table-cell>
          <table:table-cell office:value-type="string" table:style-name="ce5">
            <text:p>EVL 19-21SYGC</text:p>
          </table:table-cell>
          <table:table-cell table:style-name="ce5"/>
          <table:table-cell office:value-type="currency" office:value="0.06" table:style-name="ce6">
            <text:p>0,06 €</text:p>
          </table:table-cell>
          <table:table-cell office:value-type="currency" office:value="0.06" table:formula="of:=[.I13]*[.A13]" table:style-name="ce6">
            <text:p>0,0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2</text:p>
          </table:table-cell>
          <table:table-cell office:value-type="string" table:style-name="ce1">
            <text:p>LED gn</text:p>
          </table:table-cell>
          <table:table-cell office:value-type="string" table:style-name="ce5">
            <text:p>EVL 19-21SYGC</text:p>
          </table:table-cell>
          <table:table-cell table:style-name="ce5"/>
          <table:table-cell office:value-type="currency" office:value="0.06" table:style-name="ce6">
            <text:p>0,06 €</text:p>
          </table:table-cell>
          <table:table-cell office:value-type="currency" office:value="0.06" table:formula="of:=[.I14]*[.A14]" table:style-name="ce6">
            <text:p>0,0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3</text:p>
          </table:table-cell>
          <table:table-cell office:value-type="string" table:style-name="ce1">
            <text:p>LED rd</text:p>
          </table:table-cell>
          <table:table-cell office:value-type="string" table:style-name="ce5">
            <text:p>RND 135-00045</text:p>
          </table:table-cell>
          <table:table-cell table:style-name="ce5"/>
          <table:table-cell office:value-type="currency" office:value="0.05" table:style-name="ce6">
            <text:p>0,05 €</text:p>
          </table:table-cell>
          <table:table-cell office:value-type="currency" office:value="0.05" table:formula="of:=[.I15]*[.A15]" table:style-name="ce6">
            <text:p>0,0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XEN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4</text:p>
          </table:table-cell>
          <table:table-cell office:value-type="string" table:style-name="ce1">
            <text:p>LED yl</text:p>
          </table:table-cell>
          <table:table-cell office:value-type="string" table:style-name="ce5">
            <text:p>RND 135-00046</text:p>
          </table:table-cell>
          <table:table-cell table:style-name="ce5"/>
          <table:table-cell office:value-type="currency" office:value="0.05" table:style-name="ce6">
            <text:p>0,05 €</text:p>
          </table:table-cell>
          <table:table-cell office:value-type="currency" office:value="0.05" table:formula="of:=[.I16]*[.A16]" table:style-name="ce6">
            <text:p>0,0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RF7416</text:p>
          </table:table-cell>
          <table:table-cell office:value-type="string" table:style-name="ce1">
            <text:p>P-MOSFET-SO8</text:p>
          </table:table-cell>
          <table:table-cell office:value-type="string" table:style-name="ce1">
            <text:p>SO-08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P-Channel MOSFET</text:p>
          </table:table-cell>
          <table:table-cell office:value-type="string" table:style-name="ce5">
            <text:p>IRF 7416</text:p>
          </table:table-cell>
          <table:table-cell table:style-name="ce5"/>
          <table:table-cell office:value-type="currency" office:value="0.39" table:style-name="ce6">
            <text:p>0,39 €</text:p>
          </table:table-cell>
          <table:table-cell office:value-type="currency" office:value="0.39" table:formula="of:=[.I17]*[.A17]" table:style-name="ce6">
            <text:p>0,39 €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X14932BASE+</text:p>
          </table:table-cell>
          <table:table-cell office:value-type="string" table:style-name="ce1">
            <text:p>MAX14932</text:p>
          </table:table-cell>
          <table:table-cell office:value-type="string" table:style-name="ce1">
            <text:p>SO16</text:p>
          </table:table-cell>
          <table:table-cell office:value-type="string" table:style-name="ce1">
            <text:p>IC7, IC8, IC9</text:p>
          </table:table-cell>
          <table:table-cell office:value-type="string" table:style-name="ce1">
            <text:p>Digital Isolator. Alt. MAX14932AASE+</text:p>
          </table:table-cell>
          <table:table-cell table:style-name="ce5"/>
          <table:table-cell office:value-type="float" office:value="2528540" table:style-name="ce5">
            <text:p>2528540</text:p>
          </table:table-cell>
          <table:table-cell office:value-type="currency" office:value="2.62" table:style-name="ce6">
            <text:p>2,62 €</text:p>
          </table:table-cell>
          <table:table-cell office:value-type="currency" office:value="7.86" table:formula="of:=[.I18]*[.A18]" table:style-name="ce6">
            <text:p>7,8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CP1700T-1802E</text:p>
          </table:table-cell>
          <table:table-cell office:value-type="string" table:style-name="ce1">
            <text:p>MCP170X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IC2</text:p>
          </table:table-cell>
          <table:table-cell office:value-type="string" table:style-name="ce1">
            <text:p>V reg 1.8 V</text:p>
          </table:table-cell>
          <table:table-cell table:style-name="ce5"/>
          <table:table-cell office:value-type="float" office:value="1296591" table:style-name="ce5">
            <text:p>1296591</text:p>
          </table:table-cell>
          <table:table-cell office:value-type="currency" office:value="0.32" table:style-name="ce6">
            <text:p>0,32 €</text:p>
          </table:table-cell>
          <table:table-cell office:value-type="currency" office:value="0.32" table:formula="of:=[.I19]*[.A19]" table:style-name="ce6">
            <text:p>0,32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CP1117-33ST</text:p>
          </table:table-cell>
          <table:table-cell office:value-type="string" table:style-name="ce1">
            <text:p>NCP1117-33ST</text:p>
          </table:table-cell>
          <table:table-cell office:value-type="string" table:style-name="ce1">
            <text:p>SOT223</text:p>
          </table:table-cell>
          <table:table-cell office:value-type="string" table:style-name="ce1">
            <text:p>IC1</text:p>
          </table:table-cell>
          <table:table-cell office:value-type="string" table:style-name="ce1">
            <text:p>V reg 3.3 V</text:p>
          </table:table-cell>
          <table:table-cell office:value-type="string" table:style-name="ce5">
            <text:p>NCP 1117 ST33T3G</text:p>
          </table:table-cell>
          <table:table-cell table:style-name="ce5"/>
          <table:table-cell office:value-type="currency" office:value="0.24" table:style-name="ce6">
            <text:p>0,24 €</text:p>
          </table:table-cell>
          <table:table-cell office:value-type="currency" office:value="0.24" table:formula="of:=[.I20]*[.A20]" table:style-name="ce6">
            <text:p>0,2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T232RL</text:p>
          </table:table-cell>
          <table:table-cell office:value-type="string" table:style-name="ce1">
            <text:p>FT232RL</text:p>
          </table:table-cell>
          <table:table-cell office:value-type="string" table:style-name="ce1">
            <text:p>SSOP28</text:p>
          </table:table-cell>
          <table:table-cell office:value-type="string" table:style-name="ce1">
            <text:p>IC10</text:p>
          </table:table-cell>
          <table:table-cell office:value-type="string" table:style-name="ce1">
            <text:p>USB serial interface</text:p>
          </table:table-cell>
          <table:table-cell office:value-type="string" table:style-name="ce5">
            <text:p>FT 232 RL</text:p>
          </table:table-cell>
          <table:table-cell table:style-name="ce5"/>
          <table:table-cell office:value-type="currency" office:value="2.69" table:style-name="ce6">
            <text:p>2,69 €</text:p>
          </table:table-cell>
          <table:table-cell office:value-type="currency" office:value="2.69" table:formula="of:=[.I21]*[.A21]" table:style-name="ce6">
            <text:p>2,69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Pin header 2x5 pin 2,54 shrouded</text:p>
          </table:table-cell>
          <table:table-cell office:value-type="string" table:style-name="ce5">
            <text:p>WSL 10G</text:p>
          </table:table-cell>
          <table:table-cell table:style-name="ce5"/>
          <table:table-cell office:value-type="currency" office:value="0.08" table:style-name="ce6">
            <text:p>0,08 €</text:p>
          </table:table-cell>
          <table:table-cell office:value-type="currency" office:value="0.08" table:formula="of:=[.I22]*[.A22]" table:style-name="ce6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KL18X-04W</text:p>
          </table:table-cell>
          <table:table-cell office:value-type="string" table:style-name="ce1">
            <text:p>AKL18X-04W</text:p>
          </table:table-cell>
          <table:table-cell office:value-type="string" table:style-name="ce1">
            <text:p>AKL182-04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Riacon AKL18X Steckverbinder</text:p>
          </table:table-cell>
          <table:table-cell office:value-type="string" table:style-name="ce5">
            <text:p>AKL 182-04</text:p>
          </table:table-cell>
          <table:table-cell table:style-name="ce5"/>
          <table:table-cell office:value-type="currency" office:value="0.46" table:style-name="ce6">
            <text:p>0,46 €</text:p>
          </table:table-cell>
          <table:table-cell office:value-type="currency" office:value="0.46" table:formula="of:=[.I23]*[.A23]" table:style-name="ce6">
            <text:p>0,4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E1S0505S3C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DC2</text:p>
          </table:table-cell>
          <table:table-cell office:value-type="string" table:style-name="ce1">
            <text:p>DC-DC CONVERTER 5V / 5V</text:p>
          </table:table-cell>
          <table:table-cell office:value-type="string" table:style-name="ce5">
            <text:p>ROM-0505S</text:p>
          </table:table-cell>
          <table:table-cell office:value-type="string" table:style-name="ce5">
            <text:p>2564448</text:p>
          </table:table-cell>
          <table:table-cell office:value-type="currency" office:value="6.3" table:style-name="ce6">
            <text:p>6,30 €</text:p>
          </table:table-cell>
          <table:table-cell office:value-type="currency" office:value="6.3" table:formula="of:=[.I24]*[.A24]" table:style-name="ce6">
            <text:p>6,30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0512S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DC1</text:p>
          </table:table-cell>
          <table:table-cell office:value-type="string" table:style-name="ce1">
            <text:p>DC-DC CONVERTER 5V / 12V</text:p>
          </table:table-cell>
          <table:table-cell office:value-type="string" table:style-name="ce5">
            <text:p>RI-0512S</text:p>
          </table:table-cell>
          <table:table-cell office:value-type="string" table:style-name="ce5">
            <text:p>8728119</text:p>
          </table:table-cell>
          <table:table-cell office:value-type="currency" office:value="6.89" table:style-name="ce6">
            <text:p>6,89 €</text:p>
          </table:table-cell>
          <table:table-cell office:value-type="currency" office:value="6.89" table:formula="of:=[.I25]*[.A25]" table:style-name="ce6">
            <text:p>6,89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NI-USB-32005-201</text:p>
          </table:table-cell>
          <table:table-cell office:value-type="string" table:style-name="ce1">
            <text:p>MINI-USB-32005-201</text:p>
          </table:table-cell>
          <table:table-cell office:value-type="string" table:style-name="ce1">
            <text:p>32005-20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MINI USB-B Conector</text:p>
          </table:table-cell>
          <table:table-cell office:value-type="string" table:style-name="ce5">
            <text:p>USB BWM SMD</text:p>
          </table:table-cell>
          <table:table-cell table:style-name="ce5"/>
          <table:table-cell office:value-type="currency" office:value="0.24" table:style-name="ce6">
            <text:p>0,24 €</text:p>
          </table:table-cell>
          <table:table-cell office:value-type="currency" office:value="0.24" table:formula="of:=[.I26]*[.A26]" table:style-name="ce6">
            <text:p>0,2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LSERIALMM</text:p>
          </table:table-cell>
          <table:table-cell office:value-type="string" table:style-name="ce1">
            <text:p>ALLSERIALMM</text:p>
          </table:table-cell>
          <table:table-cell office:value-type="string" table:style-name="ce1">
            <text:p>ALLSERIALMM</text:p>
          </table:table-cell>
          <table:table-cell table:style-name="ce1"/>
          <table:table-cell office:value-type="string" table:style-name="ce1">
            <text:p>Pin header fem. 2x10 pin 2,54 90°</text:p>
          </table:table-cell>
          <table:table-cell office:value-type="string" table:style-name="ce5">
            <text:p>BL 2X10W 2,54</text:p>
          </table:table-cell>
          <table:table-cell table:style-name="ce5"/>
          <table:table-cell office:value-type="currency" office:value="0.26890756302521013" table:formula="of:=0.32/1.19" table:style-name="ce6">
            <text:p>0,27 €</text:p>
          </table:table-cell>
          <table:table-cell office:value-type="currency" office:value="0.26890756302521013" table:formula="of:=[.I27]*[.A27]" table:style-name="ce6">
            <text:p>0,27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31-XX</text:p>
          </table:table-cell>
          <table:table-cell office:value-type="string" table:style-name="ce1">
            <text:p>B3F-31XX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OMRON SWITCH</text:p>
          </table:table-cell>
          <table:table-cell office:value-type="string" table:style-name="ce5">
            <text:p>TASTER 3305B</text:p>
          </table:table-cell>
          <table:table-cell table:style-name="ce5"/>
          <table:table-cell office:value-type="currency" office:value="0.13" table:style-name="ce6">
            <text:p>0,13 €</text:p>
          </table:table-cell>
          <table:table-cell office:value-type="currency" office:value="0.13" table:formula="of:=[.I28]*[.A28]" table:style-name="ce6">
            <text:p>0,1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Connector</text:p>
          </table:table-cell>
          <table:table-cell office:value-type="string" table:style-name="ce5">
            <text:p>AKL 169-04</text:p>
          </table:table-cell>
          <table:table-cell table:style-name="ce5"/>
          <table:table-cell office:value-type="currency" office:value="0.88235294117647067" table:formula="of:=1.05/1.19" table:style-name="ce6">
            <text:p>0,88 €</text:p>
          </table:table-cell>
          <table:table-cell office:value-type="currency" office:value="0.88235294117647067" table:formula="of:=[.I29]*[.A29]" table:style-name="ce6">
            <text:p>0,8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Mentor</text:p>
          </table:table-cell>
          <table:table-cell office:value-type="string" table:style-name="ce5">
            <text:p>MEN 1296.1004</text:p>
          </table:table-cell>
          <table:table-cell table:style-name="ce5"/>
          <table:table-cell office:value-type="currency" office:value="0.83193277310924374" table:formula="of:=0.99/1.19" table:style-name="ce6">
            <text:p>0,83 €</text:p>
          </table:table-cell>
          <table:table-cell office:value-type="currency" office:value="0.83193277310924374" table:formula="of:=[.I30]*[.A30]" table:style-name="ce6">
            <text:p>0,83 €</text:p>
          </table:table-cell>
          <table:table-cell table:number-columns-repeated="16374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"/>
          <table:table-cell table:number-columns-repeated="2" table:style-name="ce6"/>
          <table:table-cell table:number-columns-repeated="16374"/>
        </table:table-row>
        <table:table-row table:style-name="ro1">
          <table:table-cell table:number-columns-repeated="9"/>
          <table:table-cell office:value-type="currency" office:value="16.083193277310926" table:formula="of:=SUM([.J22:.J30])" table:style-name="ce4">
            <text:p>16,08 €</text:p>
          </table:table-cell>
          <table:table-cell table:number-columns-repeated="16374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seegel</dc:creator>
    <dc:date>2018-10-12T12:17:39Z</dc:date>
    <meta:editing-cycles>5</meta:editing-cycles>
    <meta:editing-duration>PT0S</meta:editing-duration>
  </office:meta>
</office:document-meta>
</file>